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C00000067B06183FB.png"/>
  <manifest:file-entry manifest:media-type="image/png" manifest:full-path="Pictures/10000201000000710000006B536E1915.png"/>
  <manifest:file-entry manifest:media-type="image/png" manifest:full-path="Pictures/10000201000000750000006A9D8CD0D0.png"/>
  <manifest:file-entry manifest:media-type="image/png" manifest:full-path="Pictures/100002010000006F0000006C9B4CC83B.png"/>
  <manifest:file-entry manifest:media-type="image/png" manifest:full-path="Pictures/10000201000000750000006F78FE9A79.png"/>
  <manifest:file-entry manifest:media-type="image/png" manifest:full-path="Pictures/1000000000000070000000684D6D995F.png"/>
  <manifest:file-entry manifest:media-type="image/png" manifest:full-path="Pictures/10000201000000750000006E2443BFC7.png"/>
  <manifest:file-entry manifest:media-type="image/png" manifest:full-path="Pictures/100002010000006C0000006D5DD183BD.png"/>
  <manifest:file-entry manifest:media-type="image/png" manifest:full-path="Pictures/100000000000006C000000676AB5A41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4f81b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4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Predeterminado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text-align="center"/>
    </style:style>
    <style:style style:name="T1" style:family="text">
      <style:text-properties fo:color="#000000" style:text-line-through-style="none" fo:font-family="Algerian" style:font-family-generic="decorativ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f81b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46c0a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953735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77933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d9969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tarfish retrospective</text:span><text:span text:style-name="T2"><text:line-break/></text:span><text:span text:style-name="T2"/></text:p>
          </draw:text-box>
        </draw:frame>
        <draw:frame draw:name="2 Subtítulo" presentation:style-name="pr2" draw:text-style-name="P2" draw:layer="layout" svg:width="17.779cm" svg:height="4.867cm" svg:x="3.81cm" svg:y="10.795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20_1" presentation:presentation-page-layout-name="AL2T11">
        <draw:frame draw:name="1 Título" presentation:style-name="pr4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line draw:name="4 Conector recto" draw:style-name="gr2" draw:text-style-name="P3" draw:layer="layout" svg:x1="12.9cm" svg:y1="9.124cm" svg:x2="24.301cm" svg:y2="0cm">
          <text:p/>
        </draw:line>
        <draw:line draw:name="6 Conector recto" draw:style-name="gr2" draw:text-style-name="P3" draw:layer="layout" svg:x1="12.949cm" svg:y1="9.124cm" svg:x2="2.098cm" svg:y2="0.524cm">
          <text:p/>
        </draw:line>
        <draw:line draw:name="8 Conector recto" draw:style-name="gr2" draw:text-style-name="P3" draw:layer="layout" svg:x1="12.9cm" svg:y1="9.124cm" svg:x2="0.298cm" svg:y2="13.925cm">
          <text:p/>
        </draw:line>
        <draw:line draw:name="10 Conector recto" draw:style-name="gr2" draw:text-style-name="P3" draw:layer="layout" svg:x1="12.9cm" svg:y1="9.124cm" svg:x2="25.4cm" svg:y2="14.925cm">
          <text:p/>
        </draw:line>
        <draw:line draw:name="12 Conector recto" draw:style-name="gr2" draw:text-style-name="P3" draw:layer="layout" svg:x1="12.9cm" svg:y1="9.124cm" svg:x2="12.949cm" svg:y2="18.325cm">
          <text:p/>
        </draw:line>
        <draw:custom-shape draw:name="18 Rectángulo" draw:style-name="gr3" draw:text-style-name="P2" draw:layer="layout" svg:width="2.762cm" svg:height="1.609cm" draw:transform="rotate (0.585208898193588) translate (9.903cm 10.905cm)">
          <text:p text:style-name="P4"><text:span text:style-name="T3">keep</text:span></text:p>
          <draw:enhanced-geometry svg:viewBox="0 0 21600 21600" draw:type="rectangle" draw:enhanced-path="M 0 0 L 21600 0 21600 21600 0 21600 0 0 Z N"/>
        </draw:custom-shape>
        <draw:custom-shape draw:name="21 Rectángulo" draw:style-name="gr3" draw:text-style-name="P2" draw:layer="layout" svg:width="3.368cm" svg:height="1.609cm" svg:x="13.671cm" svg:y="8.059cm">
          <text:p text:style-name="P4"><text:span text:style-name="T3">START</text:span></text:p>
          <draw:enhanced-geometry svg:viewBox="0 0 21600 21600" draw:type="rectangle" draw:enhanced-path="M 0 0 L 21600 0 21600 21600 0 21600 0 0 Z N"/>
        </draw:custom-shape>
        <draw:custom-shape draw:name="22 Rectángulo" draw:style-name="gr3" draw:text-style-name="P2" draw:layer="layout" svg:width="2.263cm" svg:height="1.609cm" draw:transform="rotate (-0.501433094099063) translate (10.345cm 7.093cm)">
          <text:p text:style-name="P4"><text:span text:style-name="T3">less</text:span></text:p>
          <draw:enhanced-geometry svg:viewBox="0 0 21600 21600" draw:type="rectangle" draw:enhanced-path="M 0 0 L 21600 0 21600 21600 0 21600 0 0 Z N"/>
        </draw:custom-shape>
        <draw:custom-shape draw:name="23 Rectángulo" draw:style-name="gr3" draw:text-style-name="P2" draw:layer="layout" svg:width="2.995cm" svg:height="1.609cm" draw:transform="rotate (-0.834441915379518) translate (14.051cm 9.164cm)">
          <text:p text:style-name="P4"><text:span text:style-name="T3">more</text:span></text:p>
          <draw:enhanced-geometry svg:viewBox="0 0 21600 21600" draw:type="rectangle" draw:enhanced-path="M 0 0 L 21600 0 21600 21600 0 21600 0 0 Z N"/>
        </draw:custom-shape>
        <draw:custom-shape draw:name="24 Rectángulo" draw:style-name="gr3" draw:text-style-name="P2" draw:layer="layout" svg:width="2.639cm" svg:height="1.609cm" svg:x="11.659cm" svg:y="6.725cm">
          <text:p text:style-name="P4"><text:span text:style-name="T3">Stop</text:span></text:p>
          <draw:enhanced-geometry svg:viewBox="0 0 21600 21600" draw:type="rectangle" draw:enhanced-path="M 0 0 L 21600 0 21600 21600 0 21600 0 0 Z N"/>
        </draw:custom-shape>
        <draw:frame draw:name="Picture 5" draw:style-name="gr4" draw:text-style-name="P3" draw:layer="layout" svg:width="2.857cm" svg:height="2.724cm" svg:x="7.008cm" svg:y="11.62cm">
          <draw:image xlink:href="Pictures/100002010000006C00000067B06183FB.png" xlink:type="simple" xlink:show="embed" xlink:actuate="onLoad">
            <text:p/>
          </draw:image>
        </draw:frame>
        <draw:frame draw:name="Picture 6" draw:style-name="gr4" draw:text-style-name="P3" draw:layer="layout" svg:width="2.936cm" svg:height="2.857cm" svg:x="13.094cm" svg:y="12.343cm">
          <draw:image xlink:href="Pictures/100002010000006F0000006C9B4CC83B.png" xlink:type="simple" xlink:show="embed" xlink:actuate="onLoad">
            <text:p/>
          </draw:image>
        </draw:frame>
        <draw:frame draw:name="Picture 8" draw:style-name="gr4" draw:text-style-name="P3" draw:layer="layout" svg:width="3.095cm" svg:height="2.804cm" svg:x="19.701cm" svg:y="8.721cm">
          <draw:image xlink:href="Pictures/10000201000000750000006A9D8CD0D0.png" xlink:type="simple" xlink:show="embed" xlink:actuate="onLoad">
            <text:p/>
          </draw:image>
        </draw:frame>
        <draw:frame draw:name="Picture 9" draw:style-name="gr4" draw:text-style-name="P3" draw:layer="layout" svg:width="2.857cm" svg:height="2.883cm" svg:x="3.099cm" svg:y="13.023cm">
          <draw:image xlink:href="Pictures/100002010000006C0000006D5DD183BD.png" xlink:type="simple" xlink:show="embed" xlink:actuate="onLoad">
            <text:p/>
          </draw:image>
        </draw:frame>
        <draw:frame draw:name="Picture 11" draw:style-name="gr4" draw:text-style-name="P3" draw:layer="layout" svg:width="3.095cm" svg:height="2.909cm" svg:x="17.602cm" svg:y="5.553cm">
          <draw:image xlink:href="Pictures/10000201000000750000006E2443BFC7.png" xlink:type="simple" xlink:show="embed" xlink:actuate="onLoad">
            <text:p/>
          </draw:image>
        </draw:frame>
        <draw:frame draw:name="Picture 12" draw:style-name="gr4" draw:text-style-name="P3" draw:layer="layout" svg:width="2.989cm" svg:height="2.83cm" svg:x="5.362cm" svg:y="6.77cm">
          <draw:image xlink:href="Pictures/10000201000000710000006B536E1915.png" xlink:type="simple" xlink:show="embed" xlink:actuate="onLoad">
            <text:p/>
          </draw:image>
        </draw:frame>
        <draw:frame draw:name="Picture 10" draw:style-name="gr4" draw:text-style-name="P3" draw:layer="layout" svg:width="3.095cm" svg:height="2.936cm" svg:x="16.8cm" svg:y="12.4cm">
          <draw:image xlink:href="Pictures/10000201000000750000006F78FE9A79.png" xlink:type="simple" xlink:show="embed" xlink:actuate="onLoad">
            <text:p/>
          </draw:image>
        </draw:frame>
        <draw:frame draw:style-name="gr5" draw:text-style-name="P5" draw:layer="layout" svg:width="2.858cm" svg:height="2.725cm" svg:x="13.542cm" svg:y="15.675cm">
          <draw:image xlink:href="Pictures/100000000000006C000000676AB5A419.png" xlink:type="simple" xlink:show="embed" xlink:actuate="onLoad">
            <text:p/>
          </draw:image>
        </draw:frame>
        <draw:frame draw:style-name="gr5" draw:text-style-name="P5" draw:layer="layout" svg:width="2.963cm" svg:height="2.752cm" svg:x="20.237cm" svg:y="14cm">
          <draw:image xlink:href="Pictures/1000000000000070000000684D6D99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bitmap" style:repeat="stretch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draw:name="1 Título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Pulse para editar el formato del texto de títuloHaga clic para modificar el estilo de título del patrón</text:span></text:p>
        </draw:text-box>
      </draw:frame>
      <draw:frame draw:name="3 Marcador de fecha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03-14">14/03/16</text:date></text:span></text:p>
        </draw:text-box>
      </draw:frame>
      <draw:frame draw:name="4 Marcador de pie de página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1 Título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Pulse para editar el formato del texto de títuloHaga clic para modificar el estilo de título del patrón</text:span></text:p>
        </draw:text-box>
      </draw:frame>
      <draw:frame draw:name="2 Marcador de contenido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Pulse para editar los formatos del texto del esquema</text:span></text:p>
              <text:list>
                <text:list-item>
                  <text:p text:style-name="MP9"><text:span text:style-name="MT3">Segundo nivel del esquema</text:span></text:p>
                  <text:list>
                    <text:list-item>
                      <text:p text:style-name="MP9"><text:span text:style-name="MT3">Tercer nivel del esquema</text:span></text:p>
                      <text:list>
                        <text:list-item>
                          <text:p text:style-name="MP9"><text:span text:style-name="MT3">Cuarto nivel del esquema</text:span></text:p>
                          <text:list>
                            <text:list-item>
                              <text:p text:style-name="MP9"><text:span text:style-name="MT3">Quinto nivel del esquema</text:span></text:p>
                              <text:list>
                                <text:list-item>
                                  <text:p text:style-name="MP9"><text:span text:style-name="MT3">Sexto nivel del esquema</text:span></text:p>
                                  <text:list>
                                    <text:list-item>
                                      <text:p text:style-name="MP9"><text:span text:style-name="MT3">Séptimo nivel del esquema</text:span></text:p>
                                      <text:list>
                                        <text:list-item>
                                          <text:p text:style-name="MP9"><text:span text:style-name="MT3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oveno nivel del esquemaHaga clic para modificar el estilo de texto del patró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6-03-14">14/03/16</text:date></text:span></text:p>
        </draw:text-box>
      </draw:frame>
      <draw:frame draw:name="4 Marcador de pie de página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3-14T16:57:59.67</dc:date>
    <dc:creator>RA302 AULAS DE INFORMATICA</dc:creator>
    <meta:document-statistic meta:object-count="58"/>
    <meta:generator>OpenOffice/4.1.2$Win32 OpenOffice.org_project/412m3$Build-9782</meta:generator>
  </office:meta>
</office:document-meta>
</file>